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0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0.7102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862in"/>
    </style:style>
    <style:style style:name="co13" style:family="table-column">
      <style:table-column-properties fo:break-before="auto" style:column-width="0.6465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7752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1.2043in"/>
    </style:style>
    <style:style style:name="co20" style:family="table-column">
      <style:table-column-properties fo:break-before="auto" style:column-width="1.7291in"/>
    </style:style>
    <style:style style:name="co21" style:family="table-column">
      <style:table-column-properties fo:break-before="auto" style:column-width="1.2252in"/>
    </style:style>
    <style:style style:name="co22" style:family="table-column">
      <style:table-column-properties fo:break-before="auto" style:column-width="1.3862in"/>
    </style:style>
    <style:style style:name="co23" style:family="table-column">
      <style:table-column-properties fo:break-before="auto" style:column-width="1.0752in"/>
    </style:style>
    <style:style style:name="co24" style:family="table-column">
      <style:table-column-properties fo:break-before="auto" style:column-width="2.9083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1.011in"/>
    </style:style>
    <style:style style:name="co27" style:family="table-column">
      <style:table-column-properties fo:break-before="auto" style:column-width="0.7217in"/>
    </style:style>
    <style:style style:name="co28" style:family="table-column">
      <style:table-column-properties fo:break-before="auto" style:column-width="0.4752in"/>
    </style:style>
    <style:style style:name="co29" style:family="table-column">
      <style:table-column-properties fo:break-before="auto" style:column-width="0.603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0327in"/>
    </style:style>
    <style:style style:name="co32" style:family="table-column">
      <style:table-column-properties fo:break-before="auto" style:column-width="0.9465in"/>
    </style:style>
    <style:style style:name="co33" style:family="table-column">
      <style:table-column-properties fo:break-before="auto" style:column-width="1.4075in"/>
    </style:style>
    <style:style style:name="co34" style:family="table-column">
      <style:table-column-properties fo:break-before="auto" style:column-width="1.1929in"/>
    </style:style>
    <style:style style:name="co35" style:family="table-column">
      <style:table-column-properties fo:break-before="auto" style:column-width="0.9146in"/>
    </style:style>
    <style:style style:name="co36" style:family="table-column">
      <style:table-column-properties fo:break-before="auto" style:column-width="0.5181in"/>
    </style:style>
    <style:style style:name="co37" style:family="table-column">
      <style:table-column-properties fo:break-before="auto" style:column-width="0.861in"/>
    </style:style>
    <style:style style:name="co38" style:family="table-column">
      <style:table-column-properties fo:break-before="auto" style:column-width="1.6543in"/>
    </style:style>
    <style:style style:name="co39" style:family="table-column">
      <style:table-column-properties fo:break-before="auto" style:column-width="1.5256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2.0937in"/>
    </style:style>
    <style:style style:name="co42" style:family="table-column">
      <style:table-column-properties fo:break-before="auto" style:column-width="2.3299in"/>
    </style:style>
    <style:style style:name="co43" style:family="table-column">
      <style:table-column-properties fo:break-before="auto" style:column-width="0.8398in"/>
    </style:style>
    <style:style style:name="co44" style:family="table-column">
      <style:table-column-properties fo:break-before="auto" style:column-width="0.85in"/>
    </style:style>
    <style:style style:name="co45" style:family="table-column">
      <style:table-column-properties fo:break-before="auto" style:column-width="1.1181in"/>
    </style:style>
    <style:style style:name="co46" style:family="table-column">
      <style:table-column-properties fo:break-before="auto" style:column-width="0.7in"/>
    </style:style>
    <style:style style:name="co4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vert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6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 calcext:value-type="string">
            <text:p>_key</text:p>
          </table:table-cell>
          <table:table-cell office:value-type="string" calcext:value-type="string">
            <text:p>buildPoints</text:p>
          </table:table-cell>
          <table:table-cell office:value-type="string" calcext:value-type="string">
            <text:p>buildPower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esignable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explosionWav</text:p>
          </table:table-cell>
          <table:table-cell office:value-type="string" calcext:value-type="string">
            <text:p>facePlayer</text:p>
          </table:table-cell>
          <table:table-cell office:value-type="string" calcext:value-type="string">
            <text:p>firePause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lightGfx</text:p>
          </table:table-cell>
          <table:table-cell office:value-type="string" calcext:value-type="string">
            <text:p>flightSpeed</text:p>
          </table:table-cell>
          <table:table-cell office:value-type="string" calcext:value-type="string">
            <text:p>hitGfx</text:p>
          </table:table-cell>
          <table:table-cell office:value-type="string" calcext:value-type="string">
            <text:p>hitpoint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ightWorld</text:p>
          </table:table-cell>
          <table:table-cell office:value-type="string" calcext:value-type="string">
            <text:p>longHit</text:p>
          </table:table-cell>
          <table:table-cell office:value-type="string" calcext:value-type="string">
            <text:p>longRange</text:p>
          </table:table-cell>
          <table:table-cell office:value-type="string" calcext:value-type="string">
            <text:p>maxElevation</text:p>
          </table:table-cell>
          <table:table-cell office:value-type="string" calcext:value-type="string">
            <text:p>minElevation</text:p>
          </table:table-cell>
          <table:table-cell office:value-type="string" calcext:value-type="string">
            <text:p>minimumDamage</text:p>
          </table:table-cell>
          <table:table-cell office:value-type="string" calcext:value-type="string">
            <text:p>missGfx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untModel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muzzleGf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Explosions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diusDamage</text:p>
          </table:table-cell>
          <table:table-cell office:value-type="string" calcext:value-type="string">
            <text:p>radiusLife</text:p>
          </table:table-cell>
          <table:table-cell office:value-type="string" calcext:value-type="string">
            <text:p>recoilValu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shortHit</text:p>
          </table:table-cell>
          <table:table-cell office:value-type="string" calcext:value-type="string">
            <text:p>shortRange</text:p>
          </table:table-cell>
          <table:table-cell office:value-type="string" calcext:value-type="string">
            <text:p>waterGfx</text:p>
          </table:table-cell>
          <table:table-cell office:value-type="string" calcext:value-type="string">
            <text:p>weaponClass</text:p>
          </table:table-cell>
          <table:table-cell office:value-type="string" calcext:value-type="string">
            <text:p>weaponEffect</text:p>
          </table:table-cell>
          <table:table-cell office:value-type="string" calcext:value-type="string">
            <text:p>weaponSubClass</text:p>
          </table:table-cell>
          <table:table-cell office:value-type="string" calcext:value-type="string">
            <text:p>weaponWav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umRounds</text:p>
          </table:table-cell>
          <table:table-cell office:value-type="string" calcext:value-type="string">
            <text:p>periodicalDamage</text:p>
          </table:table-cell>
          <table:table-cell office:value-type="string" calcext:value-type="string">
            <text:p>periodicalDamageRadius</text:p>
          </table:table-cell>
          <table:table-cell office:value-type="string" calcext:value-type="string">
            <text:p>periodicalDamageTime</text:p>
          </table:table-cell>
          <table:table-cell office:value-type="string" calcext:value-type="string">
            <text:p>periodicalDamageWeaponClass</text:p>
          </table:table-cell>
          <table:table-cell office:value-type="string" calcext:value-type="string">
            <text:p>periodicalDamageWeaponEffect</text:p>
          </table:table-cell>
          <table:table-cell office:value-type="string" calcext:value-type="string">
            <text:p>periodicalDamageWeaponSubClass</text:p>
          </table:table-cell>
          <table:table-cell office:value-type="string" calcext:value-type="string">
            <text:p>reloadTime</text:p>
          </table:table-cell>
          <table:table-cell office:value-type="string" calcext:value-type="string">
            <text:p>fireOnMov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faceInFlight</text:p>
          </table:table-cell>
          <table:table-cell office:value-type="string" calcext:value-type="string">
            <text:p>numAttackRuns</text:p>
          </table:table-cell>
          <table:table-cell office:value-type="string" calcext:value-type="string">
            <text:p>penetrate</text:p>
          </table:table-cell>
        </table:table-row>
        <table:table-row table:style-name="ro1">
          <table:table-cell office:value-type="string" calcext:value-type="string">
            <text:p>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AGun2Mk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GunLaser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tormbringer AA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GunLaser-Lng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AGunLaser-Lng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tormBringer AA Flak Laser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62000" calcext:value-type="float">
            <text:p>6200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JeepMG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Jeep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ower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ggy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usCanno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Flame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baFlam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cav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JeepM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D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Jeep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Jeep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M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BaBa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1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PitRocket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Pit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 Launch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5000" calcext:value-type="float">
            <text:p>5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PitRocketAT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RocAt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S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baPitRocketA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MSL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av AT Pi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RP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ocket.ogg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P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table:number-columns-repeated="2"/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P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aRock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baRocke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avmra.pie</text:p>
          </table:table-cell>
          <table:table-cell office:value-type="string" calcext:value-type="string">
            <text:p>TRL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cav Rock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aTowerMG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ower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ower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ba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Trike MG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omb-Earthquake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VLSWav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omb-Earthquak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80" calcext:value-type="float">
            <text:p>-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VLSWav.PIE</text:p>
          </table:table-cell>
          <table:table-cell/>
          <table:table-cell office:value-type="string" calcext:value-type="string">
            <text:p>TRHVTL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Bunker Buster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66000" calcext:value-type="float">
            <text:p>66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1-VTOL-LtHE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x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1-VTOL-Lt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luster Bomb</text:p>
          </table:table-cell>
          <table:table-cell office:value-type="float" office:value="10" calcext:value-type="float">
            <text:p>10</text:p>
          </table:table-cell>
          <table:table-cell office:value-type="float" office:value="192" calcext:value-type="float">
            <text:p>19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49500" calcext:value-type="float">
            <text:p>495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2-VTOL-HvHE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x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2-VTOL-HvH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p Bomb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7900" calcext:value-type="float">
            <text:p>579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3-VTOL-Lt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bmbi1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Bomb3-VTOL-Lt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l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hosphor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52500" calcext:value-type="float">
            <text:p>52500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mbmbi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omb4-VTOL-HvyINC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i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ite Bomb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75000" calcext:value-type="float">
            <text:p>7500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4-VTOL-HvyINC-Mass</text:p>
          </table:table-cell>
          <table:table-cell office:value-type="float" office:value="2200" calcext:value-type="float">
            <text:p>2200</text:p>
          </table:table-cell>
          <table:table-cell office:value-type="float" office:value="187" calcext:value-type="float">
            <text:p>187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SCUDM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XL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omb4-VTOL-HvyINC-Mass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HVTLH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eavy Ther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hwtzflg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5-VTOL-Plasmite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LBMBP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5-VTOL-Plasmit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PL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Plasmite Bomb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flmthrow.ogg</text:p>
          </table:table-cell>
          <table:table-cell office:value-type="float" office:value="180000" calcext:value-type="float">
            <text:p>18000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640" calcext:value-type="float">
            <text:p>6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BOMB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mb6-VTOL-EMP</text:p>
          </table:table-cell>
          <table:table-cell office:value-type="float" office:value="1400" calcext:value-type="float">
            <text:p>14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LBMBE2.PIE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FXLExp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omb6-VTOL-EMP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/>
          <table:table-cell office:value-type="string" calcext:value-type="string">
            <text:p>TRMVTLEM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Bomb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ggy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ggy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Bugg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Bu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usCannon-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sCannon-AR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Ex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Cannon A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1-VTOL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VTOL 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30000" calcext:value-type="float">
            <text:p>30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1Mk1-AR</text:p>
          </table:table-cell>
          <table:table-cell office:value-type="float" office:value="225" calcext:value-type="float">
            <text:p>225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1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ar.PIE</text:p>
          </table:table-cell>
          <table:table-cell office:value-type="string" calcext:value-type="string">
            <text:p>TRL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7000" calcext:value-type="float">
            <text:p>2700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54000" calcext:value-type="float">
            <text:p>540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nnon2A-T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ar.PIE</text:p>
          </table:table-cell>
          <table:table-cell office:value-type="string" calcext:value-type="string">
            <text:p>TRM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8600" calcext:value-type="float">
            <text:p>48600</text:p>
          </table:table-cell>
          <table:table-cell table:number-columns-repeated="9"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2A-TMk1-Lng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nnon2A-TMk1-Lng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Long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70000" calcext:value-type="float">
            <text:p>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12000" calcext:value-type="float">
            <text:p>112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ar.PIE</text:p>
          </table:table-cell>
          <table:table-cell office:value-type="string" calcext:value-type="string">
            <text:p>TRH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800" calcext:value-type="float">
            <text:p>1008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Lng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Ln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20000" calcext:value-type="float">
            <text:p>1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375mmMk1-Twn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375mmMk1-Tw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Twin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70000" calcext:value-type="float">
            <text:p>17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4AUTO-VTOL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36" calcext:value-type="float">
            <text:p>1536</text:p>
          </table:table-cell>
          <table:table-cell office:value-type="float" office:value="15" calcext:value-type="float">
            <text:p>15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VTOL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8000" calcext:value-type="float">
            <text:p>48000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AR</text:p>
          </table:table-cell>
          <table:table-cell office:value-type="float" office:value="630" calcext:value-type="float">
            <text:p>630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ar.PIE</text:p>
          </table:table-cell>
          <table:table-cell office:value-type="string" calcext:value-type="string">
            <text:p>TRLA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NASDA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37800" calcext:value-type="float">
            <text:p>37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Full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Full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Assault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04000" calcext:value-type="float">
            <text:p>10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4AUTOMk1-Hvy-Aslt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eav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4AUTOMk1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l.PIE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annon4AUTOMk1-Hvy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Augmented 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12000" calcext:value-type="float">
            <text:p>11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Inc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Inc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Incendiary HVC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4AUTOMk1-Lng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annon4AUTOMk1-Ln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A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VC Long Canno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64000" calcext:value-type="float">
            <text:p>6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-VTOL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-VTO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42000" calcext:value-type="float">
            <text:p>42000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ar.PIE</text:p>
          </table:table-cell>
          <table:table-cell office:value-type="string" calcext:value-type="string">
            <text:p>TRMVCAN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NASDA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1500" calcext:value-type="float">
            <text:p>31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nnon5VulcanMk1-Gat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Ga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Rotar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84000" calcext:value-type="float">
            <text:p>8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Hvy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nnon5VulcanMk1-Hvy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eavy Assault Canno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60000" calcext:value-type="float">
            <text:p>16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non5VulcanMk1-Inc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nnon5VulcanMk1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CANN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AR</text:p>
          </table:table-cell>
          <table:table-cell office:value-type="float" office:value="720" calcext:value-type="float">
            <text:p>720</text:p>
          </table:table-cell>
          <table:table-cell office:value-type="float" office:value="188" calcext:value-type="float">
            <text:p>18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A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ar.PIE</text:p>
          </table:table-cell>
          <table:table-cell office:value-type="string" calcext:value-type="string">
            <text:p>trhvcan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67500" calcext:value-type="float">
            <text:p>675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n6TwinAslt-Rai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METHI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6TwinAslt-Rai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Rail Gu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5000" calcext:value-type="float">
            <text:p>75000</text:p>
          </table:table-cell>
          <table:table-cell table:number-columns-repeated="9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non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annon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CAN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Cannon Fortres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andTurret1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mmandTurret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CMD1ar.PIE</text:p>
          </table:table-cell>
          <table:table-cell office:value-type="string" calcext:value-type="string">
            <text:p>TRLCMD1ar.PIE</text:p>
          </table:table-cell>
          <table:table-cell office:value-type="string" calcext:value-type="string">
            <text:p>HOMING-DIRECT</text:p>
          </table:table-cell>
          <table:table-cell/>
          <table:table-cell office:value-type="string" calcext:value-type="string">
            <text:p>Command Turre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Atmiss-Mech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Atmiss-Me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Mech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Cannon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Cannon-Mec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Flamer01-Mech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Flamer01-Mech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76" calcext:value-type="float">
            <text:p>5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ech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A-T</text:p>
          </table:table-cell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TM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per Scourg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Acannon</text:p>
          </table:table-cell>
          <table:table-cell office:value-type="float" office:value="400" calcext:value-type="float">
            <text:p>40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sc_ass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Super Auto-Cannon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10500" calcext:value-type="float">
            <text:p>10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EMP</text:p>
          </table:table-cell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SFlms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EMP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EMP Cyborg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Flamer2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Twin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Flamer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Flech4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Flamer3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Super Flam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HPV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HPV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hpvc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Super HVC Cyborg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13500" calcext:value-type="float">
            <text:p>13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IncMortar</text:p>
          </table:table-cell>
          <table:table-cell office:value-type="float" office:value="675" calcext:value-type="float">
            <text:p>67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IncMorta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uper 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MG3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up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G4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G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Sup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cannon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yb-Hvywpn-M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can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Super Heavy-Gunner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Hvywpn-Missile-MdArt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Mortar1Mk1-Ram</text:p>
          </table:table-cell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Hvywpn-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r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uper 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16000" calcext:value-type="float">
            <text:p>1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Hvywpn-PulseLs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PulseLs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sc_pulse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Sup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yb-Hvywpn-RailGunner</text:p>
          </table:table-cell>
          <table:table-cell office:value-type="float" office:value="750" calcext:value-type="float">
            <text:p>750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flech2.PI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yb-Hvywpn-RailGunn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sc_rail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Super Rail-Gunn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2500" calcext:value-type="float">
            <text:p>12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Hvywpn-Rocket-LtA-T</text:p>
          </table:table-cell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uper Lanc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Hvywpn-Rocket-Sunburst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Sunburst-Arch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aa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Rocket-TopAttack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Rocket-TopAttac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sc_rckt2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win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7500" calcext:value-type="float">
            <text:p>75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Hvywpn-TK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FXGRDex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Hvywpn-TK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sc_tk.pie</text:p>
          </table:table-cell>
          <table:table-cell office:value-type="string" calcext:value-type="string">
            <text:p>sc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Super Tank-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Laser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Laser-Mech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CY_LAS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Mech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4400" calcext:value-type="float">
            <text:p>4400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Rail1-Mech</text:p>
          </table:table-cell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GammoH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ail1-Mech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Mech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3800" calcext:value-type="float">
            <text:p>3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Rocket-Mech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cket-Me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ech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RotMG-Mech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yb-RotMG-Mech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856" calcext:value-type="float">
            <text:p>185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me.pie</text:p>
          </table:table-cell>
          <table:table-cell office:value-type="string" calcext:value-type="string">
            <text:p>Cybodyme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Mech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b-Wpn-Atmiss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Atmiss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courge Cybor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Cannon-Sniper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richet3.ogg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-Wpn-Cannon-Snip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sniper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Sniper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4800" calcext:value-type="float">
            <text:p>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b-Wpn-Grenade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LExp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Grenad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cy_gre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Grenadier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cybgrnd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Laser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Las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Flash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4400" calcext:value-type="float">
            <text:p>4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-Wpn-Mortar1Mk1-Rail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000" calcext:value-type="float">
            <text:p>7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MortarInc</text:p>
          </table:table-cell>
          <table:table-cell office:value-type="float" office:value="550" calcext:value-type="float">
            <text:p>5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grdexS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-Wpn-Mortar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cy_grengssi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Grenadi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ail1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t.PI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yb-Wpn-Rail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ner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500" calcext:value-type="float">
            <text:p>55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-Wpn-Rocket-HvyA-T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yb-Wpn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tk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Cyborg Tank Kill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7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-Wpn-Rocket-Pod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Arch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Cybor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8800" calcext:value-type="float">
            <text:p>88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Pod-MRA</text:p>
          </table:table-cell>
          <table:table-cell office:value-type="float" office:value="325" calcext:value-type="float">
            <text:p>32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XMP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 Cybor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yb-Wpn-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cy_rcktaa2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Ballistic Cyborg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SpyTurret0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yb-Wpn-SpyTurret0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EC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Cyborg Nexus Link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400" calcext:value-type="float">
            <text:p>4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-Wpn-Thermite</text:p>
          </table:table-cell>
          <table:table-cell office:value-type="float" office:value="320" calcext:value-type="float">
            <text:p>32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-Wpn-Thermite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therm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her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Cannon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l.PI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yborg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58" calcext:value-type="float">
            <text:p>75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cy_CA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Gunner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6000" calcext:value-type="float">
            <text:p>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Chaingun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Chaingu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800" calcext:value-type="float">
            <text:p>4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yborgFlamer01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yborgFlamer0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cy_flame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Cyborg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800" calcext:value-type="float">
            <text:p>38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borgRocket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yborgRocke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rkt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Lancer Cybor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4800" calcext:value-type="float">
            <text:p>48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borgRotMG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yborgRotM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96" calcext:value-type="float">
            <text:p>89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Assault Gunn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MP-Cannon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MP-Cannon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mp.PIE</text:p>
          </table:table-cell>
          <table:table-cell office:value-type="string" calcext:value-type="string">
            <text:p>trhem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 Cannon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AIRCRAFT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150000" calcext:value-type="float">
            <text:p>15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P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XSHcanA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grdexS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P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EMP.PIE</text:p>
          </table:table-cell>
          <table:table-cell office:value-type="string" calcext:value-type="string">
            <text:p>TRWPFEMP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EMP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1Mk1-AR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lame1Mk1-AR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ar.PIE</text:p>
          </table:table-cell>
          <table:table-cell office:value-type="string" calcext:value-type="string">
            <text:p>TRLFLM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NASDA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Hvy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20000" calcext:value-type="float">
            <text:p>12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2-Rail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lame2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60" calcext:value-type="float">
            <text:p>5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Massive Rail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4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lam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Rail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70000" calcext:value-type="float">
            <text:p>17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Aslt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Gat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vyLaser-Inc-Aslt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vyLaser-VTOL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HeavyLaser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Heavy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140000" calcext:value-type="float">
            <text:p>14000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witzer-Incendiary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992" calcext:value-type="float">
            <text:p>499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Inc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5366" calcext:value-type="float">
            <text:p>536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03-Rot-Rail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Inc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376" calcext:value-type="float">
            <text:p>537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i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Incendiary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gss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Rai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03-Rot-Ram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03-Rot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AR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Stabilized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60" calcext:value-type="float">
            <text:p>360</text:p>
          </table:table-cell>
          <table:table-cell office:value-type="float" office:value="45" calcext:value-type="float">
            <text:p>45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il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120" calcext:value-type="float">
            <text:p>5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25" calcext:value-type="float">
            <text:p>12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gss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 Rail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-Ram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ilPlasSuper</text:p>
          </table:table-cell>
          <table:table-cell office:value-type="float" office:value="3600" calcext:value-type="float">
            <text:p>3600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il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Rail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05Mk1-Ram</text:p>
          </table:table-cell>
          <table:table-cell office:value-type="float" office:value="1100" calcext:value-type="float">
            <text:p>11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05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R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05Mk1-Ram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105Mk1-Ram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424" calcext:value-type="float">
            <text:p>742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WPFHOW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Stabilized Howitzer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88" calcext:value-type="float">
            <text:p>268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</text:p>
          </table:table-cell>
          <table:table-cell office:value-type="float" office:value="1800" calcext:value-type="float">
            <text:p>18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</text:p>
          </table:table-cell>
          <table:table-cell office:value-type="float" office:value="2200" calcext:value-type="float">
            <text:p>2200</text:p>
          </table:table-cell>
          <table:table-cell office:value-type="float" office:value="225" calcext:value-type="float">
            <text:p>225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Assault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Gat-Rail</text:p>
          </table:table-cell>
          <table:table-cell office:value-type="float" office:value="2600" calcext:value-type="float">
            <text:p>2600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Gat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atgss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Ground Shaker Rail Assault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Inc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il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Hvy-Ram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Hvy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bb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Inc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144" calcext:value-type="float">
            <text:p>614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i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Incendiary Ground Shaker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il-Ram</text:p>
          </table:table-cell>
          <table:table-cell office:value-type="float" office:value="2000" calcext:value-type="float">
            <text:p>2000</text:p>
          </table:table-cell>
          <table:table-cell office:value-type="float" office:value="225" calcext:value-type="float">
            <text:p>2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gss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Rail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gaussgu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witzer150Mk1-Ram</text:p>
          </table:table-cell>
          <table:table-cell office:value-type="float" office:value="1900" calcext:value-type="float">
            <text:p>19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912" calcext:value-type="float">
            <text:p>691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FXLExp.PIE</text:p>
          </table:table-cell>
          <table:table-cell office:value-type="string" calcext:value-type="string">
            <text:p>GNHHOWTR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86660" calcext:value-type="float">
            <text:p>18666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150Mk1-Ram-Hvy</text:p>
          </table:table-cell>
          <table:table-cell office:value-type="float" office:value="2100" calcext:value-type="float">
            <text:p>21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witzer150Mk1-Ram-Hv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7680" calcext:value-type="float">
            <text:p>7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bb2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Super Stabilized Ground Shak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itzerPlasSuper</text:p>
          </table:table-cell>
          <table:table-cell office:value-type="float" office:value="3200" calcext:value-type="float">
            <text:p>32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owitzerPlasSupe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HOW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Super Incendiary Howitzer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Sa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5400" calcext:value-type="float">
            <text:p>54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l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S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3040" calcext:value-type="float">
            <text:p>230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lassatar.pie</text:p>
          </table:table-cell>
          <table:table-cell office:value-type="string" calcext:value-type="string">
            <text:p>trlassa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Laser Satellite Command Post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23030" calcext:value-type="float">
            <text:p>2303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LAS_SAT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2PULSE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-VTOL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VTOL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60" calcext:value-type="float">
            <text:p>36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Aslt-Hvy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Aslt-Hvy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Ga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Ga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Rot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pv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Incendiar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Inc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Inc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Incendiary Assault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2PULSEMk1-Med-Aslt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Laser2PULSEMk1-Med-Aslt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er3BEAM-VTOL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ser3BEAM-VTO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048" calcext:value-type="float">
            <text:p>204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VTOL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Flech4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Aslt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FXFlech4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aser4-PlasmaCannon-Hvy-Aslt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250000" calcext:value-type="float">
            <text:p>25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4-PlasmaCannon-Hvy-Lsr-Aslt</text:p>
          </table:table-cell>
          <table:table-cell office:value-type="float" office:value="1400" calcext:value-type="float">
            <text:p>1400</text:p>
          </table:table-cell>
          <table:table-cell office:value-type="float" office:value="425" calcext:value-type="float">
            <text:p>425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SFlms.PI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aser4-PlasmaCannon-Hvy-Lsr-Asl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uper Heavy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evlsr.ogg</text:p>
          </table:table-cell>
          <table:table-cell office:value-type="float" office:value="300000" calcext:value-type="float">
            <text:p>3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Plasma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4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PlasmaSup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LASP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Plasma Fortres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erSuper2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LENFL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serSuper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WPFLAS2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eavy Laser Fort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G1-Pillbox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4000" calcext:value-type="float">
            <text:p>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-VTO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G1-VTOL-SCAVS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-VTOL-SCAVS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VTOL Machinegun Scav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1000" calcext:value-type="float">
            <text:p>11000</text:p>
          </table:table-cell>
          <table:table-cell table:number-columns-repeated="11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MG1Mk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9500" calcext:value-type="float">
            <text:p>9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1Mk1-A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1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ar.PIE</text:p>
          </table:table-cell>
          <table:table-cell office:value-type="string" calcext:value-type="string">
            <text:p>TRLMG1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NASDA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8550" calcext:value-type="float">
            <text:p>85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Pillbox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_twin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2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8000" calcext:value-type="float">
            <text:p>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-VTOL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2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VTOL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23000" calcext:value-type="float">
            <text:p>23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2Mk1-AR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2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32" calcext:value-type="float">
            <text:p>83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ar.PIE</text:p>
          </table:table-cell>
          <table:table-cell office:value-type="string" calcext:value-type="string">
            <text:p>TRLMG2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NASDA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0800" calcext:value-type="float">
            <text:p>108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Pillbox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3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 Bunk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-VTOL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G3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VTOL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500" calcext:value-type="float">
            <text:p>25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5000" calcext:value-type="float">
            <text:p>2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R</text:p>
          </table:table-cell>
          <table:table-cell office:value-type="float" office:value="225" calcext:value-type="float">
            <text:p>225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NASDA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22500" calcext:value-type="float">
            <text:p>225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Aslt</text:p>
          </table:table-cell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AIR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Asl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Augmented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44000" calcext:value-type="float">
            <text:p>4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3Mk1-Twn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G3Mk1-Tw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win Heavy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33000" calcext:value-type="float">
            <text:p>33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Pillbox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h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G4ROTARY-Pillbox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*MG4ROTARY-Pillbox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THIT.PI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MG4ROTARY-VTO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15" calcext:value-type="float">
            <text:p>15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VTOL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6500" calcext:value-type="float">
            <text:p>265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AR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ar.PIE</text:p>
          </table:table-cell>
          <table:table-cell office:value-type="string" calcext:value-type="string">
            <text:p>TRMMG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7" calcext:value-type="float">
            <text:p>77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1600" calcext:value-type="float">
            <text:p>216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G4ROTARYMk1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Augmented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4ROTARYMk1-Hvy-Inc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4ROTARYMk1-Hvy-Inc-VTO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4ROTARYMk1-Hvy-Inc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ca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VTOL Incendiary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ugmented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48000" calcext:value-type="float">
            <text:p>4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G5TWINROTARY-Hvy-Inc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G5TWINROTARY-Hvy-Inc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canhvy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Incendiary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52000" calcext:value-type="float">
            <text:p>52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ACHINE GU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G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METHIT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G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WPFMG.PIE</text:p>
          </table:table-cell>
          <table:table-cell office:value-type="string" calcext:value-type="string">
            <text:p>TRWPF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win Assault Gun Fortress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Driver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4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assDriver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WPFGSS.PIE</text:p>
          </table:table-cell>
          <table:table-cell office:value-type="string" calcext:value-type="string">
            <text:p>TRWPF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SHgssM.PIE</text:p>
          </table:table-cell>
          <table:table-cell office:value-type="string" calcext:value-type="string">
            <text:p>Mass Driver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A-T-Twn</text:p>
          </table:table-cell>
          <table:table-cell office:value-type="float" office:value="1300" calcext:value-type="float">
            <text:p>1300</text:p>
          </table:table-cell>
          <table:table-cell office:value-type="float" office:value="175" calcext:value-type="float">
            <text:p>17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A-T-Twn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Scourge Missil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HvySAM-Arch</text:p>
          </table:table-cell>
          <table:table-cell office:value-type="float" office:value="1400" calcext:value-type="float">
            <text:p>1400</text:p>
          </table:table-cell>
          <table:table-cell office:value-type="float" office:value="162" calcext:value-type="float">
            <text:p>16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sile-HvySAM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2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Vindicator SAM Therma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Aveng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-AR</text:p>
          </table:table-cell>
          <table:table-cell office:value-type="float" office:value="720" calcext:value-type="float">
            <text:p>720</text:p>
          </table:table-cell>
          <table:table-cell office:value-type="float" office:value="150" calcext:value-type="float">
            <text:p>150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-AR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ar.PIE</text:p>
          </table:table-cell>
          <table:table-cell office:value-type="string" calcext:value-type="string">
            <text:p>Trmmslsa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NASDA Trespasser S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LtSAM2-Arch</text:p>
          </table:table-cell>
          <table:table-cell office:value-type="float" office:value="1000" calcext:value-type="float">
            <text:p>1000</text:p>
          </table:table-cell>
          <table:table-cell office:value-type="float" office:value="112" calcext:value-type="float">
            <text:p>112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LtSAM2-Arch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sa2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Avenger SAM Therm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mslaa.PIE</text:p>
          </table:table-cell>
          <table:table-cell office:value-type="string" calcext:value-type="string">
            <text:p>Trm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MdArt-Hvy</text:p>
          </table:table-cell>
          <table:table-cell office:value-type="float" office:value="1300" calcext:value-type="float">
            <text:p>130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ile-MdArt-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Heavy Seraph Array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le-VTOL-A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sile-VTOL-AT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304" calcext:value-type="float">
            <text:p>2304</text:p>
          </table:table-cell>
          <table:table-cell office:value-type="float" office:value="20" calcext:value-type="float">
            <text:p>2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Scourge Missile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9000" calcext:value-type="float">
            <text:p>29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issile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ssileSuper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wpfmsl.PIE</text:p>
          </table:table-cell>
          <table:table-cell office:value-type="string" calcext:value-type="string">
            <text:p>Trwpfmsl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issile Array Fortress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AR</text:p>
          </table:table-cell>
          <table:table-cell office:value-type="float" office:value="450" calcext:value-type="float">
            <text:p>45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ar.PIE</text:p>
          </table:table-cell>
          <table:table-cell office:value-type="string" calcext:value-type="string">
            <text:p>TRM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NASDA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0400" calcext:value-type="float">
            <text:p>504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1Mk1-Rail</text:p>
          </table:table-cell>
          <table:table-cell office:value-type="float" office:value="700" calcext:value-type="float">
            <text:p>700</text:p>
          </table:table-cell>
          <table:table-cell office:value-type="float" office:value="112" calcext:value-type="float">
            <text:p>112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Inc</text:p>
          </table:table-cell>
          <table:table-cell office:value-type="float" office:value="800" calcext:value-type="float">
            <text:p>800</text:p>
          </table:table-cell>
          <table:table-cell office:value-type="float" office:value="117" calcext:value-type="float">
            <text:p>117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Incendiary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il-Ram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GSS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Rail Morta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1Mk1-Ram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1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R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Stabilized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AR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AR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ar.PIE</text:p>
          </table:table-cell>
          <table:table-cell office:value-type="string" calcext:value-type="string">
            <text:p>TRHRMOR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NASDA Barrage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4800" calcext:value-type="float">
            <text:p>648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Inc</text:p>
          </table:table-cell>
          <table:table-cell office:value-type="float" office:value="1100" calcext:value-type="float">
            <text:p>1100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2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-Ram</text:p>
          </table:table-cell>
          <table:table-cell office:value-type="float" office:value="1400" calcext:value-type="float">
            <text:p>1400</text:p>
          </table:table-cell>
          <table:table-cell office:value-type="float" office:value="137" calcext:value-type="float">
            <text:p>13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 Bombard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ilPlas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ilPl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560" calcext:value-type="float">
            <text:p>25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Bombard Rail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72000" calcext:value-type="float">
            <text:p>72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2Mk1-Ram</text:p>
          </table:table-cell>
          <table:table-cell office:value-type="float" office:value="1200" calcext:value-type="float">
            <text:p>120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2Mk1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Bombard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72000" calcext:value-type="float">
            <text:p>7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Inc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3ROTARYMk1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Inc</text:p>
          </table:table-cell>
          <table:table-cell office:value-type="float" office:value="1300" calcext:value-type="float">
            <text:p>1300</text:p>
          </table:table-cell>
          <table:table-cell office:value-type="float" office:value="162" calcext:value-type="float">
            <text:p>162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Inc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I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Incendiary Rail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il-Ram</text:p>
          </table:table-cell>
          <table:table-cell office:value-type="float" office:value="1300" calcext:value-type="float">
            <text:p>13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il-Ram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GSS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Railpot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tar3ROTARYMk1-Ram-Rot</text:p>
          </table:table-cell>
          <table:table-cell office:value-type="float" office:value="1000" calcext:value-type="float">
            <text:p>100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3ROTARYMk1-Ram-Rot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816" calcext:value-type="float">
            <text:p>281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AR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tabilized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Plas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GaussRamj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fxgrdex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Gauss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WPFMORTGSS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Rail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gaussgu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Plas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Plas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328" calcext:value-type="float">
            <text:p>33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I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Incendiary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rRamjetSuper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ortarRamjetSuper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840" calcext:value-type="float">
            <text:p>38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WPFMORTR.PIE</text:p>
          </table:table-cell>
          <table:table-cell office:value-type="string" calcext:value-type="string">
            <text:p>TRWPF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SHcanM.PIE</text:p>
          </table:table-cell>
          <table:table-cell office:value-type="string" calcext:value-type="string">
            <text:p>Super Stabilized Mortar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XUSlink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EXUSlink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NEXUSlink*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nxstower.ogg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X-Cyb-Rail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-Rail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CY_RAIL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*NX-Cyb-Rail1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Chaingu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METHIT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X-CyborgChaingu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cy_gun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*NX-CyborgChaingun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X-CyborgMiss</text:p>
          </table:table-cell>
          <table:table-cell office:value-type="float" office:value="700" calcext:value-type="float">
            <text:p>700</text:p>
          </table:table-cell>
          <table:table-cell office:value-type="float" office:value="125" calcext:value-type="float">
            <text:p>12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xp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Miss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CY_MIS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*NX-CyborgMiss*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400" calcext:value-type="float">
            <text:p>2400</text:p>
          </table:table-cell>
          <table:table-cell table:number-columns-repeated="9"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X-CyborgPulseLas</text:p>
          </table:table-cell>
          <table:table-cell office:value-type="float" office:value="375" calcext:value-type="float">
            <text:p>375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LFLSH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X-CyborgPulseLas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CY_LAS.PIE</text:p>
          </table:table-cell>
          <table:table-cell office:value-type="string" calcext:value-type="string">
            <text:p>Cybody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*NX-CyborgPulseLas*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2400" calcext:value-type="float">
            <text:p>24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lasmaHeavy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L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smaHeavy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PLASM.PIE</text:p>
          </table:table-cell>
          <table:table-cell office:value-type="string" calcext:value-type="string">
            <text:p>TRHPLASM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*Heavy Plasma Launcher*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medcan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miteFlamer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35200" calcext:value-type="float">
            <text:p>352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Hvy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Hvy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FLMRP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smiteFlamer-Rail</text:p>
          </table:table-cell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ech4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lasmiteFlamer-Rail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00" calcext:value-type="float">
            <text:p>7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eavy Plasmite Rai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88000" calcext:value-type="float">
            <text:p>880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Mg1AAGun-Scav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er_twin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THIT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QuadMg1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AA Turre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3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AR</text:p>
          </table:table-cell>
          <table:table-cell office:value-type="float" office:value="1440" calcext:value-type="float">
            <text:p>1440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a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NASDA Monsoon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90000" calcext:value-type="float">
            <text:p>9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Cyclone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50000" calcext:value-type="float">
            <text:p>15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uadRotAAGun-Scav-AR</text:p>
          </table:table-cell>
          <table:table-cell office:value-type="float" office:value="630" calcext:value-type="float">
            <text:p>63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Tracr2.PIE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FXMETHIT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adRotAAGun-Scav-AR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air.PIE</text:p>
          </table:table-cell>
          <table:table-cell office:value-type="string" calcext:value-type="string">
            <text:p>TRHAIR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NASDA Typhoon AA Turre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office:value-type="float" office:value="94" calcext:value-type="float">
            <text:p>94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tower.ogg</text:p>
          </table:table-cell>
          <table:table-cell office:value-type="float" office:value="135000" calcext:value-type="float">
            <text:p>135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ilGun1-VTOL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-VTO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0000" calcext:value-type="float">
            <text:p>11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-Twn</text:p>
          </table:table-cell>
          <table:table-cell office:value-type="float" office:value="1100" calcext:value-type="float">
            <text:p>1100</text:p>
          </table:table-cell>
          <table:table-cell office:value-type="float" office:value="145" calcext:value-type="float">
            <text:p>14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METHI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-Twn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478" calcext:value-type="float">
            <text:p>147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Needle Gun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1Mk1-GatAA</text:p>
          </table:table-cell>
          <table:table-cell office:value-type="float" office:value="1800" calcext:value-type="float">
            <text:p>1800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1Mk1-GatAA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Rail Gun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VTOL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60000" calcext:value-type="float">
            <text:p>160000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GatAT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RailGun2Mk1-GatA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70000" calcext:value-type="float">
            <text:p>17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-Twn-Inc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-Twn-Inc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win Incendiary Rail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2Mk1TwinAslt-Inc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2Mk1TwinAslt-Inc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cantwinasltinc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Incendiary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GAUSS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Aslt</text:p>
          </table:table-cell>
          <table:table-cell office:value-type="float" office:value="1700" calcext:value-type="float">
            <text:p>1700</text:p>
          </table:table-cell>
          <table:table-cell office:value-type="float" office:value="225" calcext:value-type="float">
            <text:p>225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Flecht.PIE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ailGun3Mk1-Aslt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35000" calcext:value-type="float">
            <text:p>135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3Mk1-Hvy</text:p>
          </table:table-cell>
          <table:table-cell office:value-type="float" office:value="1600" calcext:value-type="float">
            <text:p>1600</text:p>
          </table:table-cell>
          <table:table-cell office:value-type="float" office:value="250" calcext:value-type="float">
            <text:p>250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Flecht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ilGun3Mk1-Hvy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3.PIE</text:p>
          </table:table-cell>
          <table:table-cell office:value-type="string" calcext:value-type="string">
            <text:p>TRHGSS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Heavy Gauss Assault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Aslt-VTOL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FXFlecht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ilgun-Aslt-VTO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hgss2.pie</text:p>
          </table:table-cell>
          <table:table-cell office:value-type="string" calcext:value-type="string">
            <text:p>TRMACAN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VTOL Incendiary Rail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79980" calcext:value-type="float">
            <text:p>79980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ilgun-Flak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ichet2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GAmmo.PIE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FXFlecht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ailgun-Flak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ggssaa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AA Flak Needle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59980" calcext:value-type="float">
            <text:p>15998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cket-Arch-Hvy-Aslt-Gat</text:p>
          </table:table-cell>
          <table:table-cell office:value-type="float" office:value="1100" calcext:value-type="float">
            <text:p>110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PExp.P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cket-Arch-Hvy-Aslt-Ga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.PIE</text:p>
          </table:table-cell>
          <table:table-cell office:value-type="string" calcext:value-type="string">
            <text:p>TRHSUPE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Heavy Thermal Rocket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70000" calcext:value-type="float">
            <text:p>17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BB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ar.PIE</text:p>
          </table:table-cell>
          <table:table-cell office:value-type="string" calcext:value-type="string">
            <text:p>TRMRKTBB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9000" calcext:value-type="float">
            <text:p>9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BB-Arch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BB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b.pie</text:p>
          </table:table-cell>
          <table:table-cell office:value-type="string" calcext:value-type="string">
            <text:p>Trmrcktb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HvyA-T-Quad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Hvy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.PIE</text:p>
          </table:table-cell>
          <table:table-cell office:value-type="string" calcext:value-type="string">
            <text:p>TRHRCK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IDF-AR</text:p>
          </table:table-cell>
          <table:table-cell office:value-type="float" office:value="1350" calcext:value-type="float">
            <text:p>1350</text:p>
          </table:table-cell>
          <table:table-cell office:value-type="float" office:value="225" calcext:value-type="float">
            <text:p>22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XMNExp.PI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cket-IDF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9344" calcext:value-type="float">
            <text:p>9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RCKTar.PIE</text:p>
          </table:table-cell>
          <table:table-cell office:value-type="string" calcext:value-type="string">
            <text:p>TRHRCKTar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ASDA Ripple Rockets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38" calcext:value-type="float">
            <text:p>37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0" calcext:value-type="float">
            <text:p>180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AR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A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ar.PIE</text:p>
          </table:table-cell>
          <table:table-cell office:value-type="string" calcext:value-type="string">
            <text:p>TRMRCKTA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NASDA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LtA-T-Quad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LtA-T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Quad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r.PIE</text:p>
          </table:table-cell>
          <table:table-cell office:value-type="string" calcext:value-type="string">
            <text:p>TRMRCKT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MRL-Homing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mslaa2.PIE</text:p>
          </table:table-cell>
          <table:table-cell office:value-type="string" calcext:value-type="string">
            <text:p>trm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Ballistic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Homing-Hvy</text:p>
          </table:table-cell>
          <table:table-cell office:value-type="float" office:value="625" calcext:value-type="float">
            <text:p>62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Homing-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Full Rocket Array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ket-MRL-VTOL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MRL-VTO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.PIE</text:p>
          </table:table-cell>
          <table:table-cell office:value-type="string" calcext:value-type="string">
            <text:p>TRMRC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VTOL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Mini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</text:p>
          </table:table-cell>
          <table:table-cell office:value-type="float" office:value="425" calcext:value-type="float">
            <text:p>425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Arch-Twin</text:p>
          </table:table-cell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3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Thermal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EMP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EMP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ar.PIE</text:p>
          </table:table-cell>
          <table:table-cell office:value-type="string" calcext:value-type="string">
            <text:p>TRLRCKTPa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EMP Rock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MRA-Twin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Tw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Quad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Qua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Pod-Twn</text:p>
          </table:table-cell>
          <table:table-cell office:value-type="float" office:value="425" calcext:value-type="float">
            <text:p>425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Tw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M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win Rocket Po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Sunburst AA Rockets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Sunburst-Arch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Sunburst-Arch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Thermal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et-VTOL-BB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kt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BB2</text:p>
          </table:table-cell>
          <table:table-cell office:value-type="float" office:value="750" calcext:value-type="float">
            <text:p>750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S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BB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mslbb.PIE</text:p>
          </table:table-cell>
          <table:table-cell office:value-type="string" calcext:value-type="string">
            <text:p>TRMRKTBB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Incendiary Bunker Bust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BUNKER BUSTER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ROCKET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Cherub</text:p>
          </table:table-cell>
          <table:table-cell office:value-type="float" office:value="550" calcext:value-type="float">
            <text:p>550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cket-VTOL-Cherub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lrcktaa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Thermal Sunburst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HvyA-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Hvy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7500" calcext:value-type="float">
            <text:p>275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LtA-T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ocket-VTOL-LtA-T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VTOL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Pod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Pod-SCAVS</text:p>
          </table:table-cell>
          <table:table-cell office:value-type="float" office:value="375" calcext:value-type="float">
            <text:p>375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-SCAV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Mini-Rocket Sca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1000" calcext:value-type="float">
            <text:p>11000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Rocket-VTOL-Pod3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VTOL-Pod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2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Thermal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ocket-VTOL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56" calcext:value-type="float">
            <text:p>1856</text:p>
          </table:table-cell>
          <table:table-cell office:value-type="float" office:value="45" calcext:value-type="float">
            <text:p>45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VTOL Sunburst AA Rocke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8000" calcext:value-type="float">
            <text:p>18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Rocket-VTOL-TopAtkPlasHvy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kPlasHvy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VTOL Seraph Array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159980" calcext:value-type="float">
            <text:p>15998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-VTOL-TopAttackHvy</text:p>
          </table:table-cell>
          <table:table-cell office:value-type="float" office:value="351" calcext:value-type="float">
            <text:p>35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N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VTOL-TopAttackHvy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VTOL Ballistic Rockets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5000" calcext:value-type="float">
            <text:p>2500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ck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Super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WPFRKT.PIE</text:p>
          </table:table-cell>
          <table:table-cell office:value-type="string" calcext:value-type="string">
            <text:p>TRWPFRK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Rocket Array Fortres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vNEXUSlink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cavNEXUSlink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table:number-columns-repeated="2" office:value-type="string" calcext:value-type="string">
            <text:p>nexturre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Scav Nexus Link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4000" calcext:value-type="float">
            <text:p>400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01</text:p>
          </table:table-cell>
          <table:table-cell office:value-type="float" office:value="1800" calcext:value-type="float">
            <text:p>1800</text:p>
          </table:table-cell>
          <table:table-cell office:value-type="float" office:value="325" calcext:value-type="float">
            <text:p>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Beam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SFlms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0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ECM3.PIE</text:p>
          </table:table-cell>
          <table:table-cell office:value-type="string" calcext:value-type="string">
            <text:p>TRHECM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Nexus Link Turret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124000" calcext:value-type="float">
            <text:p>124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TurretSuper</text:p>
          </table:table-cell>
          <table:table-cell office:value-type="float" office:value="2400" calcext:value-type="float">
            <text:p>24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nxsexpld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FXMP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pyTurretSuper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WPFECM.PIE</text:p>
          </table:table-cell>
          <table:table-cell office:value-type="string" calcext:value-type="string">
            <text:p>TRWPFECM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Nexus Link Fortres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rot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Bun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Bun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Cannon6TwinAslt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Bun-Cannon6TwinAsl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vcan2.pie</text:p>
          </table:table-cell>
          <table:table-cell office:value-type="string" calcext:value-type="string">
            <text:p>trhv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70000" calcext:value-type="float">
            <text:p>7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Bun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Bun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MG1Mk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Bunk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Bunk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Bunk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Bun-PlasmiteFlamer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Bun-PlasmiteFlamer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P.PIE</text:p>
          </table:table-cell>
          <table:table-cell office:value-type="string" calcext:value-type="string">
            <text:p>TRMFLMR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Bunker Plasmite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plasflm.ogg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Bun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Bun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Bunk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AAGunLaser</text:p>
          </table:table-cell>
          <table:table-cell office:value-type="float" office:value="1400" calcext:value-type="float">
            <text:p>1400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PLAmmo.PIE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FXLENFL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AAGun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aalas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Stormbringer Twin Pulse Las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-Emp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Emp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Emplaceme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HeavyLaser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Emp-HeavyLaser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Heavy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vlsr.ogg</text:p>
          </table:table-cell>
          <table:table-cell office:value-type="float" office:value="200000" calcext:value-type="float">
            <text:p>2000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Howitzer-Incendiary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504" calcext:value-type="float">
            <text:p>5504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I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52" calcext:value-type="float">
            <text:p>2752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160000" calcext:value-type="float">
            <text:p>16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HOWITZER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03-Rot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03-Rot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88" calcext:value-type="float">
            <text:p>58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2.PIE</text:p>
          </table:table-cell>
          <table:table-cell office:value-type="string" calcext:value-type="string">
            <text:p>TRHHOW2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2.PIE</text:p>
          </table:table-cell>
          <table:table-cell office:value-type="string" calcext:value-type="string">
            <text:p>Emplacement Hellstorm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05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V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05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632" calcext:value-type="float">
            <text:p>56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VLExp.PIE</text:p>
          </table:table-cell>
          <table:table-cell office:value-type="string" calcext:value-type="string">
            <text:p>GNMHOWT.PIE</text:p>
          </table:table-cell>
          <table:table-cell office:value-type="string" calcext:value-type="string">
            <text:p>TRM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Howitzer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FXM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Howitzer150Mk1</text:p>
          </table:table-cell>
          <table:table-cell office:value-type="float" office:value="1500" calcext:value-type="float">
            <text:p>1500</text:p>
          </table:table-cell>
          <table:table-cell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L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Howitzer150Mk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656" calcext:value-type="float">
            <text:p>665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LExp.PIE</text:p>
          </table:table-cell>
          <table:table-cell office:value-type="string" calcext:value-type="string">
            <text:p>GNHHOWT.PIE</text:p>
          </table:table-cell>
          <table:table-cell office:value-type="string" calcext:value-type="string">
            <text:p>TRHHOW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HHowt.PIE</text:p>
          </table:table-cell>
          <table:table-cell office:value-type="string" calcext:value-type="string">
            <text:p>Emplacement Ground Shaker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HOWITZERS</text:p>
          </table:table-cell>
          <table:table-cell office:value-type="string" calcext:value-type="string">
            <text:p>lrgcan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Emp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Emplaceme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Emp-Laser3BEAMMk1</text:p>
          </table:table-cell>
          <table:table-cell office:value-type="float" office:value="600" calcext:value-type="float">
            <text:p>60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LFLSH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FLSHL.PI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r-Emp-Laser3BEAM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GNMR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Flashli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FXFLSHL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emlsr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Laser4-PlasmaCannon</text:p>
          </table:table-cell>
          <table:table-cell office:value-type="float" office:value="1000" calcext:value-type="float">
            <text:p>1000</text:p>
          </table:table-cell>
          <table:table-cell office:value-type="float" office:value="375" calcext:value-type="float">
            <text:p>375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FXSHgssA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Flech4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Laser4-PlasmaCannon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4.PIE</text:p>
          </table:table-cell>
          <table:table-cell office:value-type="string" calcext:value-type="string">
            <text:p>GNHPLSMA.PIE</text:p>
          </table:table-cell>
          <table:table-cell office:value-type="string" calcext:value-type="string">
            <text:p>TRHLA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BLas.PIE</text:p>
          </table:table-cell>
          <table:table-cell office:value-type="string" calcext:value-type="string">
            <text:p>Emplacement Plasma Cannon</text:p>
          </table:table-cell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bemlsr.ogg</text:p>
          </table:table-cell>
          <table:table-cell office:value-type="float" office:value="200000" calcext:value-type="float">
            <text:p>200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-Emp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Emp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Emplaceme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Missile-HvyArt</text:p>
          </table:table-cell>
          <table:table-cell office:value-type="float" office:value="1800" calcext:value-type="float">
            <text:p>18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HPLME.PIE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Hvy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0" calcext:value-type="float">
            <text:p>13440</text:p>
          </table:table-cell>
          <table:table-cell office:value-type="float" office:value="45" calcext:value-type="float">
            <text:p>45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b.PIE</text:p>
          </table:table-cell>
          <table:table-cell office:value-type="string" calcext:value-type="string">
            <text:p>trhmslab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Archangel Missile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64" calcext:value-type="float">
            <text:p>8064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Emp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944" calcext:value-type="float">
            <text:p>294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Emplaceme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Missile-MdArt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Emp-Missile-MdAr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a.PIE</text:p>
          </table:table-cell>
          <table:table-cell office:value-type="string" calcext:value-type="string">
            <text:p>Trhmslaa.PIE</text:p>
          </table:table-cell>
          <table:table-cell office:value-type="string" calcext:value-type="string">
            <text:p>HOMING-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Seraph Missile Array Emplacement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35" calcext:value-type="float">
            <text:p>13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-Incendiary</text:p>
          </table:table-cell>
          <table:table-cell office:value-type="float" office:value="750" calcext:value-type="float">
            <text:p>75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-Incendiary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I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Incendiary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MORTARS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1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grdex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1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grdexS.PIE</text:p>
          </table:table-cell>
          <table:table-cell office:value-type="string" calcext:value-type="string">
            <text:p>GNMMORT.PIE</text:p>
          </table:table-cell>
          <table:table-cell office:value-type="string" calcext:value-type="string">
            <text:p>TRM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Emplacement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56000" calcext:value-type="float">
            <text:p>5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2Mk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2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2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Bombard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96000" calcext:value-type="float">
            <text:p>96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3ROTARYMk1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NExp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3ROTARYMk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HMORT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Pepperpot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FXL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MORTARS</text:p>
          </table:table-cell>
          <table:table-cell office:value-type="string" calcext:value-type="string">
            <text:p>mortar.ogg</text:p>
          </table:table-cell>
          <table:table-cell office:value-type="float" office:value="68000" calcext:value-type="float">
            <text:p>6800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5" calcext:value-type="float">
            <text:p>45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MortarEMP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FXSFlms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SFlms.P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-Emp-MortarEMP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432" calcext:value-type="float">
            <text:p>243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gnhmorte.PIE</text:p>
          </table:table-cell>
          <table:table-cell office:value-type="string" calcext:value-type="string">
            <text:p>TRHRMORT.PI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FXMMort.PIE</text:p>
          </table:table-cell>
          <table:table-cell office:value-type="string" calcext:value-type="string">
            <text:p>Emplacement EMP Mortar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FXSFlms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EMP</text:p>
          </table:table-cell>
          <table:table-cell office:value-type="string" calcext:value-type="string">
            <text:p>emp.ogg</text:p>
          </table:table-cell>
          <table:table-cell office:value-type="float" office:value="80000" calcext:value-type="float">
            <text:p>80000</text:p>
          </table:table-cell>
          <table:table-cell table:number-columns-repeated="9"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QuadMg1AAGun</text:p>
          </table:table-cell>
          <table:table-cell office:value-type="float" office:value="500" calcext:value-type="float">
            <text:p>50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T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tr-Emp-QuadMg1AAGun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lair.PIE</text:p>
          </table:table-cell>
          <table:table-cell office:value-type="string" calcext:value-type="string">
            <text:p>TRM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Hurricane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mgbar2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Emp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Emplaceme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Emp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Emplaceme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Emp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920" calcext:value-type="float">
            <text:p>192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Emplaceme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Emp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Emplaceme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Emp-Rocket-MRL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MRL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728" calcext:value-type="float">
            <text:p>172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mslaa2.PIE</text:p>
          </table:table-cell>
          <table:table-cell office:value-type="string" calcext:value-type="string">
            <text:p>trhmslaa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.PIE</text:p>
          </table:table-cell>
          <table:table-cell office:value-type="string" calcext:value-type="string">
            <text:p>Emplacement Mini-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Emp-Rocket-Sunburst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Exp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Emp-Rocket-Sunburst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792" calcext:value-type="float">
            <text:p>179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air3.pie</text:p>
          </table:table-cell>
          <table:table-cell office:value-type="string" calcext:value-type="string">
            <text:p>trmair3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Emplacement Sunburst AA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4000" calcext:value-type="float">
            <text:p>24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AAGun2Mk1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CAmmo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AA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mair2.pie</text:p>
          </table:table-cell>
          <table:table-cell office:value-type="string" calcext:value-type="string">
            <text:p>trmair2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AA Flak Cannon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1Mk1</text:p>
          </table:table-cell>
          <table:table-cell office:value-type="float" office:value="250" calcext:value-type="float">
            <text:p>25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FXcam20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1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16" calcext:value-type="float">
            <text:p>1216</text:p>
          </table:table-cell>
          <table:table-cell office:value-type="float" office:value="90" calcext:value-type="float">
            <text:p>90</text:p>
          </table:table-cell>
          <table:table-cell office:value-type="float" office:value="-90" calcext:value-type="float">
            <text:p>-9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CAN.PIE</text:p>
          </table:table-cell>
          <table:table-cell office:value-type="string" calcext:value-type="string">
            <text:p>TRL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Light Cannon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smlcan.ogg</text:p>
          </table:table-cell>
          <table:table-cell office:value-type="float" office:value="28000" calcext:value-type="float">
            <text:p>2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2A-TMk1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tr-Har-Cannon2A-T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CAN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Medium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MSteam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edcan.ogg</text:p>
          </table:table-cell>
          <table:table-cell office:value-type="float" office:value="47000" calcext:value-type="float">
            <text:p>4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375mmMk1</text:p>
          </table:table-cell>
          <table:table-cell office:value-type="float" office:value="800" calcext:value-type="float">
            <text:p>800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CAmmo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GRDexl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Cannon375mm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can2.pie</text:p>
          </table:table-cell>
          <table:table-cell office:value-type="string" calcext:value-type="string">
            <text:p>trhcan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75m.PIE</text:p>
          </table:table-cell>
          <table:table-cell office:value-type="string" calcext:value-type="string">
            <text:p>Hardpoint Heavy Cannon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lrgcan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4AUTOMk1</text:p>
          </table:table-cell>
          <table:table-cell office:value-type="float" office:value="700" calcext:value-type="float">
            <text:p>700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Str-Har-Cannon4AUTOMk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LACAN.PIE</text:p>
          </table:table-cell>
          <table:table-cell office:value-type="string" calcext:value-type="string">
            <text:p>TRLA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A.PIE</text:p>
          </table:table-cell>
          <table:table-cell office:value-type="string" calcext:value-type="string">
            <text:p>Hardpoint Hyper Velocity Cannon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hivelcan.ogg</text:p>
          </table:table-cell>
          <table:table-cell office:value-type="float" office:value="42000" calcext:value-type="float">
            <text:p>4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Har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Hardpoint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40" calcext:value-type="float">
            <text:p>64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Flame2</text:p>
          </table:table-cell>
          <table:table-cell office:value-type="float" office:value="400" calcext:value-type="float">
            <text:p>40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LProj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NExp.PI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r-Har-Flame2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NExp.PIE</text:p>
          </table:table-cell>
          <table:table-cell office:value-type="string" calcext:value-type="string">
            <text:p>GNMFLMR.PIE</text:p>
          </table:table-cell>
          <table:table-cell office:value-type="string" calcext:value-type="string">
            <text:p>TRM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Hardpoint Inferno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Har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M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Hardpoint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Har-MG3Mk1</text:p>
          </table:table-cell>
          <table:table-cell office:value-type="float" office:value="350" calcext:value-type="float">
            <text:p>35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r2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Har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2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Hardpoint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tower.ogg</text:p>
          </table:table-cell>
          <table:table-cell office:value-type="float" office:value="140000" calcext:value-type="float">
            <text:p>14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2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G5TWINROTARY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r2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Har-MG5TWINROTARY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Hardpoint Twin Assault Gu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34000" calcext:value-type="float">
            <text:p>3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Missile-HvySAM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Har-Missile-Hvy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72" calcext:value-type="float">
            <text:p>3072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sa.PIE</text:p>
          </table:table-cell>
          <table:table-cell office:value-type="string" calcext:value-type="string">
            <text:p>Trh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ICBM.PIE</text:p>
          </table:table-cell>
          <table:table-cell office:value-type="string" calcext:value-type="string">
            <text:p>Hardpoint Vindicato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43" calcext:value-type="float">
            <text:p>184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50000" calcext:value-type="float">
            <text:p>5000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Missile-LtSAM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Mflare.PIE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FXMExp.PI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tr-Har-Missile-LtSAM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688" calcext:value-type="float">
            <text:p>2688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SExp.PIE</text:p>
          </table:table-cell>
          <table:table-cell office:value-type="string" calcext:value-type="string">
            <text:p>Gnmmslsa.PIE</text:p>
          </table:table-cell>
          <table:table-cell office:value-type="string" calcext:value-type="string">
            <text:p>Trmmslsa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ATMiss.PIE</text:p>
          </table:table-cell>
          <table:table-cell office:value-type="string" calcext:value-type="string">
            <text:p>Hardpoint Aveng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40000" calcext:value-type="float">
            <text:p>4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Har-QuadRotAAGun</text:p>
          </table:table-cell>
          <table:table-cell office:value-type="float" office:value="1600" calcext:value-type="float">
            <text:p>1600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Only</text:p>
          </table:table-cell>
          <table:table-cell office:value-type="string" calcext:value-type="string">
            <text:p>FXAALSH2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AIREXP.PI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tr-Har-QuadRotAAGun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304" calcext:value-type="float">
            <text:p>2304</text:p>
          </table:table-cell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AIREXP.PIE</text:p>
          </table:table-cell>
          <table:table-cell office:value-type="string" calcext:value-type="string">
            <text:p>gnhair2.PIE</text:p>
          </table:table-cell>
          <table:table-cell office:value-type="string" calcext:value-type="string">
            <text:p>TRHAIR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Can40m.PIE</text:p>
          </table:table-cell>
          <table:table-cell office:value-type="string" calcext:value-type="string">
            <text:p>Hardpoint Whirlwind AA Turret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A-A GUN</text:p>
          </table:table-cell>
          <table:table-cell office:value-type="string" calcext:value-type="string">
            <text:p>asltmg.ogg</text:p>
          </table:table-cell>
          <table:table-cell office:value-type="float" office:value="100000" calcext:value-type="float">
            <text:p>100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Har-RailGun2Mk1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XGammoM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2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MGSS.PIE</text:p>
          </table:table-cell>
          <table:table-cell office:value-type="string" calcext:value-type="string">
            <text:p>TRM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auss.PIE</text:p>
          </table:table-cell>
          <table:table-cell office:value-type="string" calcext:value-type="string">
            <text:p>Hardpoint Rail Gun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MSWave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90000" calcext:value-type="float">
            <text:p>90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ailGun3Mk1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lrgexpl.ogg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XGammoH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2.P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tr-Har-RailGun3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048" calcext:value-type="float">
            <text:p>204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2.PIE</text:p>
          </table:table-cell>
          <table:table-cell office:value-type="string" calcext:value-type="string">
            <text:p>GNHGSS.PIE</text:p>
          </table:table-cell>
          <table:table-cell office:value-type="string" calcext:value-type="string">
            <text:p>TRH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HGauss.PIE</text:p>
          </table:table-cell>
          <table:table-cell office:value-type="string" calcext:value-type="string">
            <text:p>Hardpoint Gauss Cannon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FXVLSWav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116000" calcext:value-type="float">
            <text:p>116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Har-Rocket-HvyA-T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tr-Har-Rocket-Hvy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536" calcext:value-type="float">
            <text:p>153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b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Tank Kill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6000" calcext:value-type="float">
            <text:p>2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Har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Har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MRCKTA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Hardpoint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Cannon5VulcanMk1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FXMExp.PI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r-Tow-Cannon5VulcanMk1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MVCAN.PIE</text:p>
          </table:table-cell>
          <table:table-cell office:value-type="string" calcext:value-type="string">
            <text:p>TRMV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VulCan.PIE</text:p>
          </table:table-cell>
          <table:table-cell office:value-type="string" calcext:value-type="string">
            <text:p>Tower Assault Cannon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rapdcan.ogg</text:p>
          </table:table-cell>
          <table:table-cell office:value-type="float" office:value="36000" calcext:value-type="float">
            <text:p>36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Flame1Mk1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XLThrow.PIE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FXMETHIT.P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r-Tow-Flame1Mk1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4" calcext:value-type="float">
            <text:p>38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GNLFLMR.PIE</text:p>
          </table:table-cell>
          <table:table-cell office:value-type="string" calcext:value-type="string">
            <text:p>TRLFLM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Can20m.PIE</text:p>
          </table:table-cell>
          <table:table-cell office:value-type="string" calcext:value-type="string">
            <text:p>Tower Flam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FXMETHIT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flmthrow.ogg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FLA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Laser2PULSEMk1</text:p>
          </table:table-cell>
          <table:table-cell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srexpl.og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PLAmmo.PIE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FXLENFL.P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tr-Tow-Laser2PULSEMk1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LENFL.PIE</text:p>
          </table:table-cell>
          <table:table-cell office:value-type="string" calcext:value-type="string">
            <text:p>GNHLAS.PIE</text:p>
          </table:table-cell>
          <table:table-cell office:value-type="string" calcext:value-type="string">
            <text:p>TRMLAS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LasRot.PIE</text:p>
          </table:table-cell>
          <table:table-cell office:value-type="string" calcext:value-type="string">
            <text:p>Tower Pulse Las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lslsr.ogg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FLAMER</text:p>
          </table:table-cell>
          <table:table-cell office:value-type="string" calcext:value-type="string">
            <text:p>ENER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-Tow-MG1Mk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52" calcext:value-type="float">
            <text:p>115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7000" calcext:value-type="float">
            <text:p>7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2Mk1</text:p>
          </table:table-cell>
          <table:table-cell office:value-type="float" office:value="125" calcext:value-type="float">
            <text:p>12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_twin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2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80" calcext:value-type="float">
            <text:p>128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2.PIE</text:p>
          </table:table-cell>
          <table:table-cell office:value-type="string" calcext:value-type="string">
            <text:p>TRLMG2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2.PIE</text:p>
          </table:table-cell>
          <table:table-cell office:value-type="string" calcext:value-type="string">
            <text:p>Tower Twin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3.ogg</text:p>
          </table:table-cell>
          <table:table-cell office:value-type="float" office:value="12000" calcext:value-type="float">
            <text:p>1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3Mk1</text:p>
          </table:table-cell>
          <table:table-cell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tr-Tow-MG3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8" calcext:value-type="float">
            <text:p>140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MMG1.PIE</text:p>
          </table:table-cell>
          <table:table-cell office:value-type="string" calcext:value-type="string">
            <text:p>TRMCAN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Tower Heavy Machine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heavy.ogg</text:p>
          </table:table-cell>
          <table:table-cell office:value-type="float" office:value="18000" calcext:value-type="float">
            <text:p>18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G4ROTARYMk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h.pi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FXMETHIT.PI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tr-Tow-MG4ROTARY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hmg1.PIE</text:p>
          </table:table-cell>
          <table:table-cell office:value-type="string" calcext:value-type="string">
            <text:p>Trhmg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ul.PIE</text:p>
          </table:table-cell>
          <table:table-cell office:value-type="string" calcext:value-type="string">
            <text:p>Tower Assault Gu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asltmg.ogg</text:p>
          </table:table-cell>
          <table:table-cell office:value-type="float" office:value="24000" calcext:value-type="float">
            <text:p>24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r-Tow-Missile-A-T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FXMExp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Missile-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Exp.PIE</text:p>
          </table:table-cell>
          <table:table-cell office:value-type="string" calcext:value-type="string">
            <text:p>Gnhmslat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HOMING-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Scourge Missil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ISSILE</text:p>
          </table:table-cell>
          <table:table-cell office:value-type="string" calcext:value-type="string">
            <text:p>rocket.ogg</text:p>
          </table:table-cell>
          <table:table-cell office:value-type="float" office:value="28000" calcext:value-type="float">
            <text:p>28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Quad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Quad-Rocket-Po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2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Quad-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ailGun1Mk1</text:p>
          </table:table-cell>
          <table:table-cell office:value-type="float" office:value="1000" calcext:value-type="float">
            <text:p>1000</text:p>
          </table:table-cell>
          <table:table-cell office:value-type="float" office:value="125" calcext:value-type="float">
            <text:p>125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gaussgun.ogg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XGAmmo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Flecht.PI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tr-Tow-RailGun1Mk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176" calcext:value-type="float">
            <text:p>2176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GNLGSS.PIE</text:p>
          </table:table-cell>
          <table:table-cell office:value-type="string" calcext:value-type="string">
            <text:p>TRLGSS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Gauss.PIE</text:p>
          </table:table-cell>
          <table:table-cell office:value-type="string" calcext:value-type="string">
            <text:p>Tower Needle Gun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FXFlecht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LL ROUNDER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gaussgun.ogg</text:p>
          </table:table-cell>
          <table:table-cell office:value-type="float" office:value="52000" calcext:value-type="float">
            <text:p>52000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-Tow-Rocket-LtA-T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PLME.PIE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XGRDexl.PI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-Tow-Rocket-LtA-T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600" calcext:value-type="float">
            <text:p>160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GRDexl.PIE</text:p>
          </table:table-cell>
          <table:table-cell office:value-type="string" calcext:value-type="string">
            <text:p>GNHRCKTA.PIE</text:p>
          </table:table-cell>
          <table:table-cell office:value-type="string" calcext:value-type="string">
            <text:p>TRMMSLA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RocAt.PIE</text:p>
          </table:table-cell>
          <table:table-cell office:value-type="string" calcext:value-type="string">
            <text:p>Tower Lanc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-Tow-Rocket-Pod</text:p>
          </table:table-cell>
          <table:table-cell office:value-type="float" office:value="375" calcext:value-type="float">
            <text:p>37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r-Tow-Rocket-Pod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LRCKTP.PIE</text:p>
          </table:table-cell>
          <table:table-cell office:value-type="string" calcext:value-type="string">
            <text:p>TRLRCKTP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Tower Rocket Po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4000" calcext:value-type="float">
            <text:p>14000</text:p>
          </table:table-cell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Arch-Quad</text:p>
          </table:table-cell>
          <table:table-cell office:value-type="float" office:value="525" calcext:value-type="float">
            <text:p>525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mlexpl.og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Mflare.PIE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FXMPExp.P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ocket-Pod-Arch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344" calcext:value-type="float">
            <text:p>134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4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Thermal Rocket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36000" calcext:value-type="float">
            <text:p>36000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-Tow-Rocket-Pod-MRA-Quad</text:p>
          </table:table-cell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rgexpl.og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XMflare.P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XGRDexl.PI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cket-Pod-MRA-Quad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664" calcext:value-type="float">
            <text:p>1664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MPExp.PIE</text:p>
          </table:table-cell>
          <table:table-cell office:value-type="string" calcext:value-type="string">
            <text:p>GNHRCKTP3.PIE</text:p>
          </table:table-cell>
          <table:table-cell office:value-type="string" calcext:value-type="string">
            <text:p>TRMRCKTA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Quad Rocket Array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RTILLERY ROUND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rocket.ogg</text:p>
          </table:table-cell>
          <table:table-cell office:value-type="float" office:value="16000" calcext:value-type="float">
            <text:p>16000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weapon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Kevs Super Weapon*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99" calcext:value-type="float">
            <text:p>9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perweapon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9999" calcext:value-type="float">
            <text:p>999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XGRDexl.PIE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Superweapon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GNLMG1.PIE</text:p>
          </table:table-cell>
          <table:table-cell office:value-type="string" calcext:value-type="string">
            <text:p>TRLMG1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*Alexs Super Weapon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TANK</text:p>
          </table:table-cell>
          <table:table-cell office:value-type="string" calcext:value-type="string">
            <text:p>CANNON</text:p>
          </table:table-cell>
          <table:table-cell office:value-type="string" calcext:value-type="string">
            <text:p>mgbar2.ogg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ZNULLWEAPON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XMflare.PIE</text:p>
          </table:table-cell>
          <table:table-cell/>
          <table:table-cell office:value-type="string" calcext:value-type="string">
            <text:p>FXMPExp.PIE</text:p>
          </table:table-cell>
          <table:table-cell/>
          <table:table-cell office:value-type="string" calcext:value-type="string">
            <text:p>ZNULLWEAPON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string" calcext:value-type="string">
            <text:p>FXMPExp.PIE</text:p>
          </table:table-cell>
          <table:table-cell office:value-type="string" calcext:value-type="string">
            <text:p>Mibnkgun.pie</text:p>
          </table:table-cell>
          <table:table-cell office:value-type="string" calcext:value-type="string">
            <text:p>MIBNKTUR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LRocPd.PIE</text:p>
          </table:table-cell>
          <table:table-cell office:value-type="string" calcext:value-type="string">
            <text:p>ZNULLWEAP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rikeM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rikeMG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30" calcext:value-type="float">
            <text:p>-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table:number-columns-repeated="2"/>
          <table:table-cell office:value-type="string" calcext:value-type="string">
            <text:p>DIRECT</text:p>
          </table:table-cell>
          <table:table-cell office:value-type="string" calcext:value-type="string">
            <text:p>FXLMgun.PIE</text:p>
          </table:table-cell>
          <table:table-cell office:value-type="string" calcext:value-type="string">
            <text:p>Scav Trike M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abawep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otAir</text:p>
          </table:table-cell>
          <table:table-cell office:value-type="string" calcext:value-type="string">
            <text:p>FXTracer.PI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XMETHIT.PI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bawe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60" calcext:value-type="float">
            <text:p>960</text:p>
          </table:table-cell>
          <table:table-cell office:value-type="float" office:value="90" calcext:value-type="float">
            <text:p>90</text:p>
          </table:table-cell>
          <table:table-cell office:value-type="float" office:value="-60" calcext:value-type="float">
            <text:p>-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XDIRTsp.PIE</text:p>
          </table:table-cell>
          <table:table-cell office:value-type="string" calcext:value-type="string">
            <text:p>bbaamuzzle.pie</text:p>
          </table:table-cell>
          <table:table-cell office:value-type="string" calcext:value-type="string">
            <text:p>bbaaturret.pi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FXMgnVic.PIE</text:p>
          </table:table-cell>
          <table:table-cell office:value-type="string" calcext:value-type="string">
            <text:p>Scav Mounted MG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FXSSplsh.PIE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ANTI PERSONNEL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mgbar2.ogg</text:p>
          </table:table-cell>
          <table:table-cell office:value-type="float" office:value="12000" calcext:value-type="float">
            <text:p>1200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nvertcsv.A1:convertcsv.BB37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 style:data-style-name="N2" text:time-value="22:43:31.2934804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26T23:06:50.269197747</dc:date>
    <meta:editing-duration>PT57M45S</meta:editing-duration>
    <meta:editing-cycles>10</meta:editing-cycles>
    <meta:document-statistic meta:table-count="1" meta:cell-count="15069" meta:object-count="0"/>
  </office:meta>
</office:document-meta>
</file>